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9.664cm" table:align="margins"/>
    </style:style>
    <style:style style:name="Table1.A" style:family="table-column">
      <style:table-column-properties style:column-width="15.298cm" style:rel-column-width="20188*"/>
    </style:style>
    <style:style style:name="Table1.B" style:family="table-column">
      <style:table-column-properties style:column-width="19.062cm" style:rel-column-width="25154*"/>
    </style:style>
    <style:style style:name="Table1.C" style:family="table-column">
      <style:table-column-properties style:column-width="15.304cm" style:rel-column-width="20193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e4835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227fbd"/>
    </style:style>
    <style:style style:name="P9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P11" style:family="paragraph" style:parent-style-name="Table_20_Contents">
      <style:paragraph-properties fo:line-height="115%" fo:text-align="center" style:justify-single-word="false"/>
    </style:style>
    <style:style style:name="T1" style:family="text">
      <style:text-properties style:font-name="Arial" fo:font-size="12pt" fo:language="en" fo:country="US" fo:font-style="italic" style:font-size-asian="12pt" style:font-size-complex="12pt"/>
    </style:style>
    <style:style style:name="T2" style:family="text">
      <style:text-properties style:font-name="Arial" fo:font-size="12pt" fo:language="en" fo:country="US" fo:font-style="italic" officeooo:rsid="001e4835" style:font-size-asian="12pt" style:font-size-complex="12pt"/>
    </style:style>
    <style:style style:name="T3" style:family="text">
      <style:text-properties style:font-name="Arial" fo:font-size="12pt" fo:language="en" fo:country="US" fo:font-style="italic" officeooo:rsid="00227fbd" style:font-size-asian="12pt" style:font-size-complex="12pt"/>
    </style:style>
    <style:style style:name="T4" style:family="text">
      <style:text-properties style:font-name="Arial" fo:font-size="12pt" fo:language="en" fo:country="US" style:font-size-asian="12pt" style:font-size-complex="12pt"/>
    </style:style>
    <style:style style:name="T5" style:family="text">
      <style:text-properties style:font-name="Arial" fo:font-size="12pt" fo:language="en" fo:country="US" officeooo:rsid="00227fbd" style:font-size-asian="12pt" style:font-size-complex="12pt"/>
    </style:style>
    <style:style style:name="T6" style:family="text">
      <style:text-properties style:font-name="Arial" fo:font-size="12pt" fo:language="en" fo:country="US" officeooo:rsid="0022b82a" style:font-size-asian="12pt" style:font-size-complex="12pt"/>
    </style:style>
    <style:style style:name="T7" style:family="text">
      <style:text-properties style:font-name="Arial" fo:font-size="12pt" fo:language="en" fo:country="US" fo:font-style="normal" officeooo:rsid="001e4835" style:font-size-asian="12pt" style:font-style-asian="normal" style:font-size-complex="12pt" style:font-style-complex="normal"/>
    </style:style>
    <style:style style:name="T8" style:family="text">
      <style:text-properties style:font-name="Arial" fo:font-size="12pt" fo:language="en" fo:country="US" fo:font-style="normal" officeooo:rsid="00227fbd" style:font-size-asian="12pt" style:font-style-asian="normal" style:font-size-complex="12pt" style:font-style-complex="normal"/>
    </style:style>
    <style:style style:name="T9" style:family="text">
      <style:text-properties style:font-name="Arial" fo:font-size="8pt" fo:language="en" fo:country="US" style:font-size-asian="8pt" style:font-size-complex="8pt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18pt" fo:language="en" fo:country="US" fo:font-weight="bold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1de804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1e4835"/>
    </style:style>
    <style:style style:name="T15" style:family="text">
      <style:text-properties officeooo:rsid="001de804"/>
    </style:style>
    <style:style style:name="T16" style:family="text">
      <style:text-properties officeooo:rsid="001e4835"/>
    </style:style>
    <style:style style:name="T17" style:family="text">
      <style:text-properties officeooo:rsid="00227fb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text:span text:style-name="T15">eP</text:span>rosima<text:line-break/>Ronda del Poniente 2, 1ºG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6.35cm" svg:height="1.64cm" draw:z-index="0"><draw:image xlink:href="../doc/logo/eProsimaLogo.png" xlink:type="simple" xlink:show="embed" xlink:actuate="onLoad"/></draw:frame></text:p>
            <text:p text:style-name="P11"><text:span text:style-name="T11">eProsima </text:span><text:span text:style-name="T12">Non-Intrusive DDS Recorder</text:span><text:span text:style-name="T11"> v</text:span><text:span text:style-name="T11"><text:text-input text:description="VERSION">0.0.0</text:text-input></text:span></text:p>
          </table:table-cell>
          <table:table-cell table:style-name="Table1.A1" office:value-type="string">
            <text:p text:style-name="P2"><text:span text:style-name="T9">Email: </text:span><text:a xlink:type="simple" xlink:href="mailto:support@eprosima.com"><text:span text:style-name="T9">support@eprosima.com</text:span></text:a><text:span text:style-name="T9"><text:line-break/></text:span><text:span text:style-name="T10">Phone: +34 91 804 34 48<text:line-break/></text:span><text:a xlink:type="simple" xlink:href="http://www.eprosima.com/"><text:span text:style-name="T9">www.eprosima.com</text:span></text:a></text:p>
          </table:table-cell>
        </table:table-row>
      </table:table>
      <text:p text:style-name="P3"/>
      <text:p text:style-name="P4"><text:span text:style-name="T4">To install </text:span><text:span text:style-name="T1">eProsima </text:span><text:span text:style-name="T2">Non-Intrusive DDS Recorder</text:span><text:span text:style-name="T4"> read the </text:span><text:a xlink:type="simple" xlink:href="../doc/Installation%20Manual.pdf"><text:span text:style-name="T4">Installation Manual</text:span></text:a><text:span text:style-name="T4">. This document explains the installation process </text:span><text:span text:style-name="T6">for</text:span><text:span text:style-name="T4"> </text:span><text:span text:style-name="T6">the supported </text:span><text:span text:style-name="T4">platforms.</text:span></text:p>
      <text:p text:style-name="P7"><text:span text:style-name="T4">To start using </text:span><text:span text:style-name="T1">eProsima </text:span><text:span text:style-name="T2">Non-Intrusive DDS Recorder</text:span><text:span text:style-name="T4"> begin by reading the </text:span><text:a xlink:type="simple" xlink:href="../doc/User%20Manual.pdf"><text:span text:style-name="T4">User Manual</text:span></text:a><text:span text:style-name="T4">. </text:span><text:span text:style-name="T6">This document covers both basic and advanced concepts, including step-by-step examples.</text:span></text:p>
      <text:p text:style-name="P8"><text:span text:style-name="T5">For details about this version of </text:span><text:span text:style-name="T3">eProsima </text:span><text:span text:style-name="T2">Non-Intrusive DDS Recorder</text:span><text:span text:style-name="T7"> </text:span><text:span text:style-name="T8">read the </text:span><text:a xlink:type="simple" xlink:href="../doc/Release%20Notes.pdf"><text:span text:style-name="T8">Release Notes</text:span></text:a>.</text:p>
      <text:p text:style-name="P9"/>
      <text:p text:style-name="P6">Copyright © 201<text:span text:style-name="T17">3</text:span> eProsima. All rights reserved.</text:p>
      <text:p text:style-name="P5"><text:span text:style-name="T13">eProsima </text:span><text:span text:style-name="T14">Non-Intrusive DDS Recorder</text:span> is licensed under the terms described in the <text:span text:style-name="T16">DDSRECORDER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3-10-09T14:48:36.537000000</dc:date>
    <meta:editing-duration>PT31M52S</meta:editing-duration>
    <meta:editing-cycles>38</meta:editing-cycles>
    <meta:generator>LibreOffice/4.1.1.2$Windows_x86 LibreOffice_project/7e4286b58adc75a14f6d83f53a03b6c11fa2903</meta:generator>
    <meta:document-statistic meta:table-count="1" meta:image-count="1" meta:object-count="0" meta:page-count="1" meta:paragraph-count="9" meta:word-count="107" meta:character-count="772" meta:non-whitespace-character-count="673"/>
  </office:meta>
</office:document-meta>
</file>